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finen svømme klub.</text:span><text:span text:style-name="T2"><text:line-break/><text:line-break/></text:span><text:span text:style-name="T3">Use Case 2:<text:s/></text:span><text:span text:style-name="T4"><text:line-break/>Overblik over kunder i restance.<text:line-break/><text:line-break/></text:span><text:span text:style-name="T5">Scope:</text:span><text:span text:style-name="T6"><text:line-break/></text:span><text:span text:style-name="T7">DMS</text:span><text:span text:style-name="T8"><text:s/>(Database management system).<text:line-break/><text:line-break/></text:span><text:span text:style-name="T9">Level:<text:s/></text:span><text:span text:style-name="T10"><text:line-break/>User goal<text:line-break/><text:line-break/></text:span><text:span text:style-name="T11">Primary Actor:</text:span><text:span text:style-name="T12"><text:line-break/>Klub kasserer.<text:line-break/><text:line-break/></text:span><text:span text:style-name="T13">Stakeholder and interests:</text:span><text:span text:style-name="T14"><text:line-break/>-Klub Kasser: Vil have systemet til give et overblik over kunder i restance, desuden skal systemet være hurtigt og brugervenligt.<text:line-break/><text:line-break/></text:span><text:span text:style-name="T15">Preconditions:<text:line-break/></text:span><text:span text:style-name="T16">Muligt log-in system til at identificere Kasseren.<text:line-break/><text:line-break/></text:span><text:span text:style-name="T17">Success Guarantee:</text:span><text:span text:style-name="T18"><text:line-break/>Det nye medlems information bliver registreret i systemet, kontigent prisen bliver udregnet efter det CPR nummer der bliver indtastet. <text:line-break/><text:line-break/></text:span><text:span text:style-name="T19">Main Success Scenario (Basic flow):</text:span><text:span text:style-name="T20"><text:line-break/>1. Kasseren tænder for systemet.<text:line-break/>2. Kasseren vælger "Kunder."<text:line-break/>3. Kasseren vælger "Vis overblik over kunder i restance."<text:line-break/>4. Systemet printer overblik over kunder der er i restance, og deres information ud i konsolen.<text:line-break/>5. Kasseren lukker systemet.<text:line-break/><text:line-break/></text:span><text:span text:style-name="T21">Extensions: Alternate scenarios.</text:span><text:span text:style-name="T22"><text:line-break/>1. Kasseren kan ikke tænde for systemet.<text:line-break/> 1a. Kasseren kontakter system admin.<text:line-break/>2. Der er ingen medlemmer i restance.<text:line-break/> 2a. System informerer kasseren igennem konsolen at der ikke er kunder i restance.<text:line-break/><text:line-break/></text:span><text:span text:style-name="T23">Special requirements:</text:span><text:span text:style-name="T24"><text:line-break/>Andet system til at håndtere overførsel af penge.<text:line-break/><text:line-break/></text:span><text:span text:style-name="T25">Technology and Data Variations List:<text:s/></text:span><text:span text:style-name="T26"><text:line-break/>Muligt log-in system for medarbejdere i fremtiden<text:line-break/><text:line-break/></text:span><text:span text:style-name="T27">Frequency of Occurence:</text:span><text:span text:style-name="T28"><text:s/><text:line-break/>Muligvis kontinuert.<text:line-break/><text:line-break/></text:span><text:span text:style-name="T29">Open issues:</text:span><text:span text:style-name="T30"><text:line-break/>-</text:span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